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list-style-name="L1">
      <style:text-properties officeooo:paragraph-rsid="00159e21"/>
    </style:style>
    <style:style style:name="P2" style:family="paragraph" style:parent-style-name="Standard" style:list-style-name="L1">
      <style:text-properties officeooo:paragraph-rsid="001709a6"/>
    </style:style>
    <style:style style:name="P3" style:family="paragraph" style:parent-style-name="Standard" style:list-style-name="L1">
      <style:text-properties officeooo:rsid="00159e21" officeooo:paragraph-rsid="00159e21"/>
    </style:style>
    <style:style style:name="P4" style:family="paragraph" style:parent-style-name="Standard" style:list-style-name="L1">
      <style:text-properties officeooo:rsid="001742cc" officeooo:paragraph-rsid="001742cc"/>
    </style:style>
    <style:style style:name="P5" style:family="paragraph" style:parent-style-name="Standard">
      <style:text-properties officeooo:rsid="001742cc" officeooo:paragraph-rsid="001742cc"/>
    </style:style>
    <style:style style:name="P6" style:family="paragraph" style:parent-style-name="Standard">
      <style:text-properties officeooo:rsid="0017649e" officeooo:paragraph-rsid="0017649e"/>
    </style:style>
    <style:style style:name="P7" style:family="paragraph" style:parent-style-name="Standard">
      <style:paragraph-properties fo:break-before="page"/>
      <style:text-properties officeooo:rsid="0017649e" officeooo:paragraph-rsid="0017649e"/>
    </style:style>
    <style:style style:name="P8" style:family="paragraph" style:parent-style-name="Standard">
      <style:text-properties fo:font-size="14pt" fo:font-style="italic" style:text-underline-style="solid" style:text-underline-width="auto" style:text-underline-color="font-color" fo:font-weight="bold" officeooo:rsid="0017649e" officeooo:paragraph-rsid="0017649e" style:font-size-asian="14pt" style:font-style-asian="italic" style:font-weight-asian="bold" style:font-size-complex="14pt" style:font-style-complex="italic" style:font-weight-complex="bold"/>
    </style:style>
    <style:style style:name="T1" style:family="text">
      <style:text-properties officeooo:rsid="00159e21"/>
    </style:style>
    <style:style style:name="T2" style:family="text">
      <style:text-properties officeooo:rsid="001709a6"/>
    </style:style>
    <style:style style:name="T3" style:family="text">
      <style:text-properties officeooo:rsid="001742c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OINT 1</text:p>
      <text:p text:style-name="Standard">War is state of conflict between different countries or groups within the country usually carried on by forces of arms. It can deeply destabalize the participating groups and they place they are fought on. It has many effects on tha countries and its citizens. <text:span text:style-name="T1">The mojor effects faced by these countries are:</text:span></text:p>
      <text:list xml:id="list3409367128" text:style-name="L1">
        <text:list-item>
          <text:p text:style-name="P3">Economic Effects:</text:p>
          <text:list>
            <text:list-item>
              <text:p text:style-name="P1"><text:span text:style-name="T1">Destruction of Infrastructure: During war period it is common for the infrastructure to be destroyed. It has catastrophic effect on the economy of the country, </text:span><text:span text:style-name="T2">it effects the health sector, Education sector of the country. “</text:span>Destruction of schools and educational infrastructure have led to a decline in education among many countries affected by war.” “If certain infrastructural elements are significantly damaged or destroyed, it can cause serious disruption of the other systems such as the economy.”</text:p>
            </text:list-item>
            <text:list-item>
              <text:p text:style-name="P2"><text:span text:style-name="T2">Labour Force: Due to the loss of life and increases in physical and mentall disability in the population creates a shortage in labour force which allows</text:span>allows for a deterioration of <text:span text:style-name="T2">productivity</text:span>. <text:span text:style-name="T3">In addition to the displacement of the population acts as oil in fire. For the countries economy.</text:span></text:p>
            </text:list-item>
          </text:list>
        </text:list-item>
        <text:list-item>
          <text:p text:style-name="P4">Societal Effects: Wars not only effects the economy of the country but also the societal and cultural part of the country. The factors responsible for this are:</text:p>
          <text:list>
            <text:list-item>
              <text:p text:style-name="P4">Displacement:<text:tab/>Displacement of the population not only effects the economy of the countries but also it weakens the culture of the country and unstabilty in the country.</text:p>
            </text:list-item>
            <text:list-item>
              <text:p text:style-name="P4">Education: It is also responsible for the dedcline in education in the country because of how it increases poverty.</text:p>
            </text:list-item>
          </text:list>
        </text:list-item>
      </text:list>
      <text:p text:style-name="P5"/>
      <text:p text:style-name="P8">POINT 4</text:p>
      <text:p text:style-name="P6">As discussed above that war has a great affect on war but what about the countries that are not participating in war how does the a war impacts the globe what are changes faced. We tend to focus on the countries in the war and ingnore other countries. With this question I want to answer, what was the response to the of region where war took place how does it effect them. What are challenges faced by them in terms of trade, refugee crisis, shift in geopolitics. For example, in the Gulf War India performed the largest airlift in world, significant fluctuation in oil prices through out the world, food crisis in Europe during Russia Ukraine war etc.</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4T18:52:56.230925091</meta:creation-date>
    <dc:date>2024-04-24T22:13:42.556212015</dc:date>
    <meta:editing-duration>PT1H19M35S</meta:editing-duration>
    <meta:editing-cycles>1</meta:editing-cycles>
    <meta:document-statistic meta:table-count="0" meta:image-count="0" meta:object-count="0" meta:page-count="2" meta:paragraph-count="10" meta:word-count="379" meta:character-count="2237" meta:non-whitespace-character-count="1874"/>
    <meta:generator>LibreOffice/7.3.7.2$Linux_X86_64 LibreOffice_project/30$Build-2</meta:generator>
  </office:meta>
</office:document-meta>
</file>